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.15cm" fo:min-width="25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7.1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1.4cm" draw:shadow="visible" draw:shadow-offset-x="0.1cm" draw:shadow-offset-y="0.1cm" draw:shadow-opacity="70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2.542cm" draw:shadow="visible" draw:shadow-offset-x="0.1cm" draw:shadow-offset-y="0.1cm" draw:shadow-opacity="70%"/>
    </style:style>
    <style:style style:name="gr5" style:family="graphic" style:parent-style-name="standard">
      <style:graphic-properties svg:stroke-color="#000000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Source Sans Pro" fo:font-size="22pt" style:font-size-asian="22pt" style:font-size-complex="22pt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4cm" svg:height="7.4cm" svg:x="1.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6cm" svg:height="1.7cm" svg:x="2.6cm" svg:y="5.95cm">
          <text:p text:style-name="P2"><text:span text:style-name="T1">Studieren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cm" svg:height="2.6cm" svg:x="12.5cm" svg:y="5.5cm">
          <text:p text:style-name="P2">besuch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" draw:id="id3" draw:layer="layout" svg:width="7.6cm" svg:height="1.7cm" svg:x="18.6cm" svg:y="5.95cm">
          <text:p text:style-name="P2"><text:span text:style-name="T1">Repetitoriu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3cm" svg:height="1.7cm" svg:x="1.6cm" svg:y="10.35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4.3cm" svg:height="1.7cm" svg:x="6.7cm" svg:y="10.35cm">
          <text:p text:style-name="P2">Studieng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4.3cm" svg:height="1.7cm" svg:x="17.9cm" svg:y="10.35cm">
          <text:p text:style-name="P2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4.3cm" svg:height="1.7cm" svg:x="22.8cm" svg:y="10.35cm">
          <text:p text:style-name="P2">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0.2cm" svg:y1="6.8cm" svg:x2="12.5cm" svg:y2="6.8cm" draw:start-shape="id1" draw:start-glue-point="1" draw:end-shape="id2" draw:end-glue-point="5" svg:d="M10200 6800h2300" svg:viewBox="0 0 2301 1">
          <text:p/>
        </draw:connector>
        <draw:connector draw:style-name="gr5" draw:text-style-name="P2" draw:layer="layout" svg:x1="16.3cm" svg:y1="6.8cm" svg:x2="18.6cm" svg:y2="6.8cm" draw:start-shape="id2" draw:start-glue-point="7" draw:end-shape="id3" draw:end-glue-point="3" svg:d="M16300 6800h2300" svg:viewBox="0 0 2301 1">
          <text:p/>
        </draw:connector>
        <draw:connector draw:style-name="gr6" draw:text-style-name="P4" draw:layer="layout" draw:type="line" svg:x1="6.4cm" svg:y1="7.65cm" svg:x2="3.75cm" svg:y2="10.35cm" draw:start-shape="id1" draw:start-glue-point="2" draw:end-shape="id4" draw:end-glue-point="4" svg:d="M6400 7650l-2650 2700" svg:viewBox="0 0 2651 2701">
          <text:p/>
        </draw:connector>
        <draw:connector draw:style-name="gr6" draw:text-style-name="P4" draw:layer="layout" draw:type="line" svg:x1="6.4cm" svg:y1="7.65cm" svg:x2="8.85cm" svg:y2="10.35cm" draw:start-shape="id1" draw:start-glue-point="2" draw:end-shape="id5" draw:end-glue-point="4" svg:d="M6400 7650l2450 2700" svg:viewBox="0 0 2451 2701">
          <text:p/>
        </draw:connector>
        <draw:connector draw:style-name="gr6" draw:text-style-name="P4" draw:layer="layout" draw:type="line" svg:x1="22.4cm" svg:y1="7.65cm" svg:x2="20.05cm" svg:y2="10.35cm" draw:start-shape="id3" draw:start-glue-point="2" draw:end-shape="id6" draw:end-glue-point="4" svg:d="M22400 7650l-2350 2700" svg:viewBox="0 0 2351 2701">
          <text:p/>
        </draw:connector>
        <draw:connector draw:style-name="gr6" draw:text-style-name="P4" draw:layer="layout" draw:type="line" svg:x1="22.4cm" svg:y1="7.65cm" svg:x2="24.95cm" svg:y2="10.35cm" draw:start-shape="id3" draw:start-glue-point="2" draw:end-shape="id7" draw:end-glue-point="4" svg:d="M22400 7650l2550 2700" svg:viewBox="0 0 2551 2701">
          <text:p/>
        </draw:connector>
        <draw:frame draw:style-name="gr7" draw:text-style-name="P5" draw:layer="layout" svg:width="1.493cm" svg:height="1.225cm" svg:x="10.27cm" svg:y="5.575cm">
          <draw:text-box>
            <text:p><text:span text:style-name="T1">1..*</text:span></text:p>
          </draw:text-box>
        </draw:frame>
        <draw:frame draw:style-name="gr7" draw:text-style-name="P5" draw:layer="layout" svg:width="0.828cm" svg:height="1.225cm" svg:x="17.672cm" svg:y="5.575cm">
          <draw:text-box>
            <text:p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19:24:07.710166989</dc:date>
    <meta:editing-duration>PT7H10M28S</meta:editing-duration>
    <meta:editing-cycles>13</meta:editing-cycles>
    <meta:generator>LibreOffice/5.0.6.3$Linux_X86_64 LibreOffice_project/00m0$Build-3</meta:generator>
    <meta:document-statistic meta:object-count="16"/>
  </office:meta>
</office:document-meta>
</file>